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4205"/>
    </style:style>
    <style:style style:name="P2" style:family="paragraph" style:parent-style-name="Standard">
      <style:paragraph-properties fo:text-align="center" style:justify-single-word="false"/>
      <style:text-properties officeooo:paragraph-rsid="00064205"/>
    </style:style>
    <style:style style:name="P3" style:family="paragraph" style:parent-style-name="Standard">
      <style:text-properties officeooo:rsid="00064205" officeooo:paragraph-rsid="000913e9"/>
    </style:style>
    <style:style style:name="P4" style:family="paragraph" style:parent-style-name="Standard">
      <style:text-properties officeooo:rsid="0007c105" officeooo:paragraph-rsid="0007c105"/>
    </style:style>
    <style:style style:name="P5" style:family="paragraph" style:parent-style-name="Standard">
      <style:text-properties officeooo:rsid="0007c105" officeooo:paragraph-rsid="000913e9"/>
    </style:style>
    <style:style style:name="P6" style:family="paragraph" style:parent-style-name="Standard">
      <style:text-properties officeooo:rsid="000913e9" officeooo:paragraph-rsid="000913e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913e9" officeooo:paragraph-rsid="000913e9" style:font-weight-asian="bold" style:font-weight-complex="bold"/>
    </style:style>
    <style:style style:name="P8" style:family="paragraph" style:parent-style-name="Standard">
      <style:text-properties fo:font-weight="bold" officeooo:rsid="000913e9" officeooo:paragraph-rsid="000913e9" style:font-weight-asian="bold" style:font-weight-complex="bold"/>
    </style:style>
    <style:style style:name="P9" style:family="paragraph" style:parent-style-name="Standard">
      <style:text-properties fo:font-weight="bold" officeooo:rsid="0007c105" officeooo:paragraph-rsid="000913e9" style:font-weight-asian="bold" style:font-weight-complex="bold"/>
    </style:style>
    <style:style style:name="P10" style:family="paragraph" style:parent-style-name="Standard">
      <style:text-properties fo:font-weight="normal" officeooo:rsid="000b341e" officeooo:paragraph-rsid="000b341e" style:font-weight-asian="normal" style:font-weight-complex="normal"/>
    </style:style>
    <style:style style:name="P11" style:family="paragraph" style:parent-style-name="Standard">
      <style:text-properties officeooo:rsid="000913e9" officeooo:paragraph-rsid="000913e9"/>
    </style:style>
    <style:style style:name="P12" style:family="paragraph" style:parent-style-name="Standard">
      <style:text-properties officeooo:rsid="000913e9" officeooo:paragraph-rsid="000b341e"/>
    </style:style>
    <style:style style:name="P13" style:family="paragraph" style:parent-style-name="Standard">
      <style:text-properties officeooo:rsid="000b341e" officeooo:paragraph-rsid="000b341e"/>
    </style:style>
    <style:style style:name="P14" style:family="paragraph" style:parent-style-name="Standard">
      <style:text-properties officeooo:rsid="000b341e" officeooo:paragraph-rsid="0014cb31"/>
    </style:style>
    <style:style style:name="P15" style:family="paragraph" style:parent-style-name="Standard">
      <style:text-properties officeooo:rsid="000daa1e" officeooo:paragraph-rsid="000daa1e"/>
    </style:style>
    <style:style style:name="P16" style:family="paragraph" style:parent-style-name="Standard">
      <style:text-properties officeooo:rsid="001014d5" officeooo:paragraph-rsid="001014d5"/>
    </style:style>
    <style:style style:name="P17" style:family="paragraph" style:parent-style-name="Standard">
      <style:text-properties officeooo:rsid="0011156f" officeooo:paragraph-rsid="0011156f"/>
    </style:style>
    <style:style style:name="P18" style:family="paragraph" style:parent-style-name="Standard">
      <style:text-properties officeooo:rsid="0011ae49" officeooo:paragraph-rsid="0011ae49"/>
    </style:style>
    <style:style style:name="P19" style:family="paragraph" style:parent-style-name="Standard">
      <style:text-properties officeooo:rsid="0011fc4a" officeooo:paragraph-rsid="0011fc4a"/>
    </style:style>
    <style:style style:name="P20" style:family="paragraph" style:parent-style-name="Standard">
      <style:text-properties officeooo:rsid="001417f9" officeooo:paragraph-rsid="001417f9"/>
    </style:style>
    <style:style style:name="P21" style:family="paragraph" style:parent-style-name="Standard">
      <style:text-properties officeooo:rsid="00064205" officeooo:paragraph-rsid="000913e9"/>
    </style:style>
    <style:style style:name="P22" style:family="paragraph" style:parent-style-name="Standard">
      <style:text-properties officeooo:rsid="0015e63f" officeooo:paragraph-rsid="0015e63f"/>
    </style:style>
    <style:style style:name="P23" style:family="paragraph" style:parent-style-name="Standard">
      <style:text-properties officeooo:rsid="00176556" officeooo:paragraph-rsid="00176556"/>
    </style:style>
    <style:style style:name="T1" style:family="text">
      <style:text-properties officeooo:rsid="00064205"/>
    </style:style>
    <style:style style:name="T2" style:family="text">
      <style:text-properties officeooo:rsid="000913e9"/>
    </style:style>
    <style:style style:name="T3" style:family="text">
      <style:text-properties officeooo:rsid="000b341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aa1e" style:font-weight-asian="normal" style:font-weight-complex="normal"/>
    </style:style>
    <style:style style:name="T6" style:family="text">
      <style:text-properties fo:font-weight="normal" officeooo:rsid="0014cb31" style:font-weight-asian="normal" style:font-weight-complex="normal"/>
    </style:style>
    <style:style style:name="T7" style:family="text">
      <style:text-properties officeooo:rsid="000daa1e"/>
    </style:style>
    <style:style style:name="T8" style:family="text">
      <style:text-properties officeooo:rsid="001014d5"/>
    </style:style>
    <style:style style:name="T9" style:family="text">
      <style:text-properties officeooo:rsid="0011156f"/>
    </style:style>
    <style:style style:name="T10" style:family="text">
      <style:text-properties officeooo:rsid="0019f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site e-Commerce <text:span text:style-name="T1">restauration</text:span></text:p>
      <text:p text:style-name="Standard"><text:s text:c="4"/></text:p>
      <text:p text:style-name="P10"/>
      <text:p text:style-name="P10">Le but est de concevoir un<text:span text:style-name="T8">e plate-forme</text:span> de réservation dans des établissements type restaurant <text:span text:style-name="T10">(</text:span>boulangerie-pâtisserie, <text:span text:style-name="T10">restaurant)</text:span> <text:span text:style-name="T7">avec la possibilité pour des associations d’acheter les invendus à prix réduit.</text:span></text:p>
      <text:p text:style-name="P10"/>
      <text:p text:style-name="P14"><text:span text:style-name="T4">Les clients doivent pouvoir consulter le catalogue des différents restaurants par région, </text:span><text:span text:style-name="T6">thème</text:span><text:span text:style-name="T5"> d</text:span><text:span text:style-name="T6">u</text:span><text:span text:style-name="T5"> restaurants, type de cuisine, régime alimentaire, </text:span><text:span text:style-name="T6">accessibilité, allergène</text:span><text:span text:style-name="T5">.</text:span><text:span text:style-name="T4"> </text:span></text:p>
      <text:p text:style-name="P14"><text:span text:style-name="T4">Consulter la fiche, ajouter des produits à son menu et payer en ligne.</text:span></text:p>
      <text:p text:style-name="P13"><text:span text:style-name="T4"/></text:p>
      <text:p text:style-name="P18"><text:span text:style-name="T4">Le site peut proposer des suggestions par rapport à son historique.</text:span></text:p>
      <text:p text:style-name="P18"><text:span text:style-name="T4"/></text:p>
      <text:p text:style-name="P19"><text:span text:style-name="T4">Il faut pouvoir séparer les menus par personnes dans une même réservation.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Acteur</text:p>
          </table:table-cell>
          <table:table-cell table:style-name="Tableau1.B1" office:value-type="string">
            <text:p text:style-name="P7">Rôles</text:p>
          </table:table-cell>
        </table:table-row>
        <table:table-row>
          <table:table-cell table:style-name="Tableau1.A2" office:value-type="string">
            <text:p text:style-name="P8">Client</text:p>
          </table:table-cell>
          <table:table-cell table:style-name="Tableau1.B2" office:value-type="string">
            <text:p text:style-name="P3"><text:span text:style-name="T2">C</text:span>réer un compte <text:span text:style-name="T2">utilisateur</text:span></text:p>
            <text:p text:style-name="P3">- 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6">Effectuer une réservation <text:span text:style-name="T3">avec ou sans menu</text:span></text:p>
            <text:p text:style-name="P6">- 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0">Modifier sa réservation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0">Annuler sa réservation</text:p>
            <text:p text:style-name="P20">- 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2">A<text:span text:style-name="T1">ccéder à la liste des restaurants (ou boulangeries, ou autres)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2">A<text:span text:style-name="T1">ccéder à la fiche d’un restaurant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3">Ajouter un produit à son menu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8">Retirer un produit de son menu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3">Payer la command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5">Noter un restaurant suite à une réservation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6">Voir le lieu du restaurant sur une cart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2">Contacter le service client</text:p>
          </table:table-cell>
        </table:table-row>
        <table:table-row>
          <table:table-cell table:style-name="Tableau1.A2" office:value-type="string">
            <text:p text:style-name="P9"><text:span text:style-name="T2">R</text:span>estaurateur</text:p>
          </table:table-cell>
          <table:table-cell table:style-name="Tableau1.B2" office:value-type="string">
            <text:p text:style-name="P3"><text:span text:style-name="T2">C</text:span>réer un compte <text:span text:style-name="T2">utilisateur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><text:span text:style-name="T2">A</text:span>jouter un restaurant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><text:span text:style-name="T2">R</text:span>etirer un restaurant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><text:span text:style-name="T2">A</text:span>jouter un<text:span text:style-name="T2">e fiche produit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><text:span text:style-name="T2">Modifier </text:span>un<text:span text:style-name="T2">e fiche produit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><text:span text:style-name="T2">R</text:span>etirer<text:span text:style-name="T2"> </text:span>un<text:span text:style-name="T2">e fiche produit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6">Signaler des promotions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7">Envoyer une factur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3">Préparer une commande</text:p>
          </table:table-cell>
        </table:table-row>
        <table:table-row>
          <table:table-cell table:style-name="Tableau1.A2" office:value-type="string">
            <text:p text:style-name="P8">Association</text:p>
          </table:table-cell>
          <table:table-cell table:style-name="Tableau1.B2" office:value-type="string">
            <text:p text:style-name="P13"><text:span text:style-name="T2">Créer un compte utilisateur</text:span></text:p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3">Consulter la liste des produits <text:span text:style-name="T9">invendus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13">Réserver un produit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2">Annuler une commande</text:p>
          </table:table-cell>
        </table:table-row>
        <table:table-row>
          <table:table-cell table:style-name="Tableau1.A27" office:value-type="string">
            <text:p text:style-name="P6"/>
          </table:table-cell>
          <table:table-cell table:style-name="Tableau1.B27" office:value-type="string">
            <text:p text:style-name="P13">Payer sa commande</text:p>
          </table:table-cell>
        </table:table-row>
      </table:table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36:03.770000000</meta:creation-date>
    <dc:date>2019-10-01T13:57:34.795000000</dc:date>
    <meta:editing-duration>PT52M31S</meta:editing-duration>
    <meta:editing-cycles>21</meta:editing-cycles>
    <meta:generator>LibreOffice/6.1.4.2$Windows_X86_64 LibreOffice_project/9d0f32d1f0b509096fd65e0d4bec26ddd1938fd3</meta:generator>
    <meta:document-statistic meta:table-count="1" meta:image-count="0" meta:object-count="0" meta:page-count="2" meta:paragraph-count="41" meta:word-count="214" meta:character-count="1405" meta:non-whitespace-character-count="1222"/>
  </office:meta>
</office:document-meta>
</file>